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3pt" officeooo:rsid="000b1e83" officeooo:paragraph-rsid="000b1e83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3pt" officeooo:rsid="000b1e83" officeooo:paragraph-rsid="000b1e83" style:font-size-asian="13pt" style:font-size-complex="13pt"/>
    </style:style>
    <style:style style:name="P3" style:family="paragraph" style:parent-style-name="Standard">
      <style:text-properties style:font-name="Courier 10 Pitch" fo:font-size="15pt" officeooo:rsid="000b1e83" officeooo:paragraph-rsid="000b1e83" style:font-size-asian="13pt" style:font-size-complex="13pt"/>
    </style:style>
    <style:style style:name="P4" style:family="paragraph" style:parent-style-name="Standard">
      <style:text-properties style:font-name="Courier 10 Pitch" fo:font-size="15pt" officeooo:rsid="000b8896" officeooo:paragraph-rsid="000b1e83" style:font-size-asian="13pt" style:font-size-complex="13pt"/>
    </style:style>
    <style:style style:name="P5" style:family="paragraph" style:parent-style-name="Standard">
      <style:text-properties style:font-name="Courier 10 Pitch" fo:font-size="13pt" officeooo:rsid="000b1e83" officeooo:paragraph-rsid="000b1e83" style:font-size-asian="13pt" style:font-size-complex="13pt"/>
    </style:style>
    <style:style style:name="P6" style:family="paragraph" style:parent-style-name="Standard">
      <style:text-properties style:font-name="Courier 10 Pitch" fo:font-size="13pt" officeooo:rsid="000b8896" officeooo:paragraph-rsid="000b8896" style:font-size-asian="13pt" style:font-size-complex="13pt"/>
    </style:style>
    <style:style style:name="P7" style:family="paragraph" style:parent-style-name="Standard">
      <style:text-properties style:font-name="Courier 10 Pitch" fo:font-size="13pt" officeooo:rsid="000f3e2a" officeooo:paragraph-rsid="000f3e2a" style:font-size-asian="13pt" style:font-size-complex="13pt"/>
    </style:style>
    <style:style style:name="P8" style:family="paragraph" style:parent-style-name="Standard">
      <style:text-properties style:font-name="Courier 10 Pitch" fo:font-size="15pt" officeooo:rsid="000b1e83" officeooo:paragraph-rsid="000b1e83" style:font-size-asian="13pt" style:font-size-complex="13pt"/>
    </style:style>
    <style:style style:name="T1" style:family="text">
      <style:text-properties fo:font-size="15pt"/>
    </style:style>
    <style:style style:name="T2" style:family="text">
      <style:text-properties fo:font-size="15pt" officeooo:rsid="000b8896"/>
    </style:style>
    <style:style style:name="T3" style:family="text">
      <style:text-properties fo:font-size="15pt" officeooo:rsid="000d5d89"/>
    </style:style>
    <style:style style:name="T4" style:family="text">
      <style:text-properties officeooo:rsid="000dd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ssing Persons Website Narrative<text:tab/></text:p>
      <text:p text:style-name="P1"/>
      <text:p text:style-name="P1">Google Forms Questionnaire</text:p>
      <text:p text:style-name="P1">-<text:tab/>Your username</text:p>
      <text:p text:style-name="P1">-<text:tab/>Why would you love to contribute to the missing persons <text:tab/>project<text:span text:style-name="T1"> </text:span><text:span text:style-name="T3">(make the what applicable below)</text:span></text:p>
      <text:p text:style-name="P1"/>
      <text:p text:style-name="P1"/>
      <text:p text:style-name="P3">-<text:tab/>What special feature would you love to use on <text:tab/>this project (example: I would love to implement <text:tab/>zepto.js framework as an alternative to for <text:tab/>manipulating DOM in mobile webkit browsers.)</text:p>
      <text:p text:style-name="P1"/>
      <text:p text:style-name="P3">-<text:tab/>How much of your personal time can go to this <text:tab/>project daily.</text:p>
      <text:p text:style-name="P1"><text:span text:style-name="T1"><text:tab/><text:tab/>- </text:span><text:span text:style-name="T2">As much time as required</text:span></text:p>
      <text:p text:style-name="P3"><text:tab/><text:tab/>- minimum 2 hours daily</text:p>
      <text:p text:style-name="P1"><text:span text:style-name="T1"><text:tab/><text:tab/>- average </text:span><text:span text:style-name="T2">5</text:span><text:span text:style-name="T1"> hours weekly</text:span></text:p>
      <text:p text:style-name="P1"><text:span text:style-name="T1"><text:tab/><text:tab/>- </text:span><text:span text:style-name="T2">Code reviews, tweaks and issue tracking</text:span></text:p>
      <text:p text:style-name="P1"/>
      <text:p text:style-name="P1"><text:span text:style-name="T1">-<text:tab/></text:span><text:span text:style-name="T2">Have you ever used and is comfortable docker</text:span></text:p>
      <text:p text:style-name="P4"><text:tab/>- yes</text:p>
      <text:p text:style-name="P4"><text:tab/>- no</text:p>
      <text:p text:style-name="P1"/>
      <text:p text:style-name="P1">-<text:tab/><text:span text:style-name="T4">Why are you contributing ?</text:span></text:p>
      <text:p text:style-name="P1"/>
      <text:p text:style-name="P1">-<text:tab/><text:span text:style-name="T4">What goals do you hope for us to achieve from building this platform ?</text:span></text:p>
      <text:p text:style-name="P1"/>
      <text:p text:style-name="P1"/>
      <text:p text:style-name="P1"/>
      <text:p text:style-name="P6"/>
      <text:p text:style-name="P7"><text:a xlink:type="simple" xlink:href="https://goo.gl/forms/f4YQTMdl5IwAJ3SI3">https://goo.gl/forms/f4YQTMdl5IwAJ3SI3</text:a></text:p>
      <text:p text:style-name="P7"/>
      <text:p text:style-name="P7"/>
      <text:p text:style-name="P7"/>
      <text:p text:style-name="P3"/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6:48:49.557818547</meta:creation-date>
    <dc:date>2017-10-15T08:46:12.734344381</dc:date>
    <meta:editing-duration>PT41M5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29" meta:character-count="743" meta:non-whitespace-character-count="613"/>
  </office:meta>
</office:document-meta>
</file>